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2fb" officeooo:paragraph-rsid="0019a2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 Oktober 2018 in Siegburg</text:p>
      <text:p text:style-name="P1">DTKV-Konzert mit Werken aus dem Manuskriptarchiv des DTKV NRW</text:p>
      <text:p text:style-name="P1">Johannes Leung spielt ein eigenes Werk, von Erich Hirtzel, Dieter Goebel-Berggold.</text:p>
      <text:p text:style-name="P1"/>
      <text:p text:style-name="P1"/>
      <text:p text:style-name="P1"/>
      <text:p text:style-name="P1">November 2019 in der Nordhorner Musikschule, Lingener Straße 2, Nordhorn</text:p>
      <text:p text:style-name="P1">Dozentenkonzert mit Johannes Leung (Klavier), Hanna Warrink (Horn).</text:p>
      <text:p text:style-name="P1"/>
      <text:p text:style-name="P1"/>
      <text:p text:style-name="P1"/>
      <text:p text:style-name="P1">Weitere Konzerttermine werden laufend ergänz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1S</meta:editing-duration>
    <meta:editing-cycles>3</meta:editing-cycles>
    <meta:generator>LibreOffice/5.4.7.2$Windows_X86_64 LibreOffice_project/c838ef25c16710f8838b1faec480ebba495259d0</meta:generator>
    <dc:date>2018-07-11T11:58:15.939000000</dc:date>
    <meta:document-statistic meta:table-count="0" meta:image-count="0" meta:object-count="0" meta:page-count="1" meta:paragraph-count="6" meta:word-count="48" meta:character-count="355" meta:non-whitespace-character-count="313"/>
    <meta:user-defined meta:name="Info 1"/>
    <meta:user-defined meta:name="Info 2"/>
    <meta:user-defined meta:name="Info 3"/>
    <meta:user-defined meta:name="Info 4"/>
  </office:meta>
</office:document-meta>
</file>